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d070b" officeooo:paragraph-rsid="000d070b"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d070b" officeooo:paragraph-rsid="000d070b" style:text-blinking="false" fo:background-color="transparent" style:font-weight-asian="bold" style:font-weight-complex="bold"/>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ecb04" officeooo:paragraph-rsid="000ecb04" style:text-blinking="false" fo:background-color="transparent" style:font-weight-asian="bold" style:font-weight-complex="bold"/>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ecb04" officeooo:paragraph-rsid="000ecb04"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officeooo:paragraph-rsid="000d070b"/>
    </style:style>
    <style:style style:name="P9" style:family="paragraph" style:parent-style-name="Text_20_body">
      <style:paragraph-properties fo:margin-top="0in" fo:margin-bottom="0in" loext:contextual-spacing="false" fo:line-height="138%" style:writing-mode="lr-tb"/>
      <style:text-properties officeooo:paragraph-rsid="00107ac4"/>
    </style:style>
    <style:style style:name="P10" style:family="paragraph" style:parent-style-name="Text_20_body">
      <style:paragraph-properties fo:margin-top="0in" fo:margin-bottom="0in" loext:contextual-spacing="false" fo:line-height="138%" style:writing-mode="lr-tb"/>
      <style:text-properties officeooo:rsid="000ee018" officeooo:paragraph-rsid="000ee018"/>
    </style:style>
    <style:style style:name="P11" style:family="paragraph" style:parent-style-name="Text_20_body">
      <style:paragraph-properties fo:margin-top="0in" fo:margin-bottom="0in" loext:contextual-spacing="false" fo:line-height="138%" style:writing-mode="lr-tb"/>
      <style:text-properties officeooo:rsid="000f3bc6" officeooo:paragraph-rsid="000f3bc6"/>
    </style:style>
    <style:style style:name="P12" style:family="paragraph" style:parent-style-name="Text_20_body">
      <style:paragraph-properties fo:margin-top="0in" fo:margin-bottom="0in" loext:contextual-spacing="false" fo:line-height="138%" style:writing-mode="lr-tb"/>
      <style:text-properties officeooo:rsid="000f3bc6" officeooo:paragraph-rsid="00127291"/>
    </style:style>
    <style:style style:name="P13" style:family="paragraph" style:parent-style-name="Text_20_body">
      <style:paragraph-properties fo:margin-top="0in" fo:margin-bottom="0in" loext:contextual-spacing="false" fo:line-height="138%" style:writing-mode="lr-tb"/>
      <style:text-properties officeooo:rsid="00107ac4" officeooo:paragraph-rsid="00107ac4"/>
    </style:style>
    <style:style style:name="P14" style:family="paragraph" style:parent-style-name="Text_20_body">
      <style:paragraph-properties fo:margin-top="0in" fo:margin-bottom="0in" loext:contextual-spacing="false" fo:line-height="138%" style:writing-mode="lr-tb"/>
      <style:text-properties fo:font-size="16pt" officeooo:rsid="00127291" officeooo:paragraph-rsid="00127291" style:font-size-asian="16pt" style:font-size-complex="16pt"/>
    </style:style>
    <style:style style:name="P15" style:family="paragraph" style:parent-style-name="Text_20_body">
      <style:paragraph-properties fo:margin-top="0in" fo:margin-bottom="0in" loext:contextual-spacing="false" fo:line-height="138%" style:writing-mode="lr-tb"/>
      <style:text-properties officeooo:rsid="00143678" officeooo:paragraph-rsid="00143678"/>
    </style:style>
    <style:style style:name="P16" style:family="paragraph" style:parent-style-name="Heading_20_2">
      <style:paragraph-properties fo:margin-top="0in" fo:margin-bottom="0in" loext:contextual-spacing="false" fo:line-height="138%" style:writing-mode="lr-tb"/>
      <style:text-properties fo:font-size="16pt" officeooo:rsid="00127291" officeooo:paragraph-rsid="00127291" style:font-size-asian="16pt" style:font-size-complex="16pt"/>
    </style:style>
    <style:style style:name="P17" style:family="paragraph" style:parent-style-name="Heading_20_2">
      <style:paragraph-properties fo:margin-top="0in" fo:margin-bottom="0in" loext:contextual-spacing="false" fo:line-height="138%" style:writing-mode="lr-tb"/>
      <style:text-properties fo:font-size="16pt" officeooo:rsid="000f3bc6" officeooo:paragraph-rsid="000f3bc6" style:font-size-asian="16pt" style:font-size-complex="16pt"/>
    </style:style>
    <style:style style:name="T1" style:family="text">
      <style:text-properties officeooo:rsid="000d070b"/>
    </style:style>
    <style:style style:name="T2" style:family="text">
      <style:text-properties officeooo:rsid="000ecb04"/>
    </style:style>
    <style:style style:name="T3" style:family="text">
      <style:text-properties style:font-weight-asian="bold" style:font-weight-complex="bold"/>
    </style:style>
    <style:style style:name="T4" style:family="text">
      <style:text-properties officeooo:rsid="000ee018" style:font-weight-asian="bold" style:font-weight-complex="bold"/>
    </style:style>
    <style:style style:name="T5" style:family="text">
      <style:text-properties officeooo:rsid="00143678" style:font-weight-asian="bold"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0ee018" style:text-blinking="false" fo:background-color="transparent" loext:char-shading-value="0"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0ee018" style:font-weight-asian="bold" style:font-weight-complex="bold"/>
    </style:style>
    <style:style style:name="T9" style:family="text">
      <style:text-properties fo:font-weight="bold" officeooo:rsid="00107ac4" style:font-weight-asian="bold" style:font-weight-complex="bold"/>
    </style:style>
    <style:style style:name="T10" style:family="text">
      <style:text-properties fo:font-weight="bold" officeooo:rsid="00127291" style:font-weight-asian="bold" style:font-weight-complex="bold"/>
    </style:style>
    <style:style style:name="T11" style:family="text">
      <style:text-properties fo:font-weight="bold" officeooo:rsid="0014367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fa0d8c46-7fff-cb15-f6d8-d83a708e4861"/><text:span text:style-name="T2">1. </text:span>What is your first impression about the autumn in your childhood?</text:p>
      <text:p text:style-name="P1"/>
      <text:p text:style-name="P1"/>
      <text:p text:style-name="P4"><text:span text:style-name="T2">2. </text:span>Do you have something special in autumn?</text:p>
      <text:p text:style-name="P1"/>
      <text:p text:style-name="P1"/>
      <text:p text:style-name="P4"><text:span text:style-name="T2">3. </text:span>Have you had a travel <text:span text:style-name="T1">in autumn? Could you share us about it?</text:span></text:p>
      <text:p text:style-name="P4"/>
      <text:p text:style-name="P4"/>
      <text:p text:style-name="P5"><text:span text:style-name="T2">4. </text:span>What is your <text:s/>favorite <text:span text:style-name="T2">food in autumn and why?</text:span></text:p>
      <text:p text:style-name="P5"/>
      <text:p text:style-name="P5"/>
      <text:p text:style-name="P6">5. Where is your favorite place to go in autumn and why?</text:p>
      <text:p text:style-name="P6"/>
      <text:p text:style-name="P6"/>
      <text:p text:style-name="P6">6. Who has the biggest influence on you in autumn and why?</text:p>
      <text:p text:style-name="P6"/>
      <text:p text:style-name="P6"/>
      <text:p text:style-name="P7"><text:span text:style-name="T3">7. Do you remember any song </text:span><text:span text:style-name="T5">or poem </text:span><text:span text:style-name="T3">about Autumn?</text:span></text:p>
      <text:p text:style-name="P7"><text:span text:style-name="T3"/></text:p>
      <text:p text:style-name="P7"><text:span text:style-name="T3"/></text:p>
      <text:p text:style-name="P7"><text:span text:style-name="T3">8. What is your taste of Autumn，and why？</text:span></text:p>
      <text:p text:style-name="P7"><text:span text:style-name="T3"/></text:p>
      <text:p text:style-name="P7"><text:span text:style-name="T3"/></text:p>
      <text:p text:style-name="P7"><text:span text:style-name="T3">9. Have you seen the fall </text:span><text:span text:style-name="T4">foliage in Beijing or somewhere else? Could you share us about that？</text:span></text:p>
      <text:p text:style-name="P3"/>
      <text:p text:style-name="P3"/>
      <text:p text:style-name="P8"><text:span text:style-name="T6">10. What is your most </text:span><text:span text:style-name="T7">unforgettable </text:span><text:span text:style-name="T8">thing in this autumn?</text:span></text:p>
      <text:p text:style-name="P8"><text:span text:style-name="T8"/></text:p>
      <text:p text:style-name="P8"><text:span text:style-name="T8"/></text:p>
      <text:p text:style-name="P10"><text:span text:style-name="T7">11.How do you spend your Mid-Autumn <text:s/>Festival in you hometown?</text:span></text:p>
      <text:p text:style-name="P10"><text:span text:style-name="T7"/></text:p>
      <text:p text:style-name="P10"><text:span text:style-name="T7"/></text:p>
      <text:p text:style-name="P10"><text:span text:style-name="T7">12. What is your favorite food in Mid-Autumn Festival?</text:span></text:p>
      <text:p text:style-name="P10"><text:span text:style-name="T7"/></text:p>
      <text:p text:style-name="P10"><text:soft-page-break/><text:span text:style-name="T7">13. Do you know any festival about Autumn in your country or other country, and what is it?</text:span></text:p>
      <text:p text:style-name="P10"><text:span text:style-name="T7"/></text:p>
      <text:p text:style-name="P10"><text:span text:style-name="T7"/></text:p>
      <text:p text:style-name="P12"><text:span text:style-name="T7">14</text:span><text:span text:style-name="T9">.</text:span><text:span text:style-name="T10">Just share you story about autumn, anything is fine.</text:span></text:p>
      <text:p text:style-name="P12"><text:span text:style-name="T10"/></text:p>
      <text:p text:style-name="P12"><text:span text:style-name="T10"/></text:p>
      <text:p text:style-name="P12"><text:span text:style-name="T10">15. </text:span><text:span text:style-name="T11">Have you take a outside walk around the place where you live? Tell us about it.</text:span></text:p>
      <text:p text:style-name="P12"><text:span text:style-name="T11"/></text:p>
      <text:p text:style-name="P12"><text:span text:style-name="T11"/></text:p>
      <text:p text:style-name="P15"><text:span text:style-name="T11">1</text:span><text:span text:style-name="T7">6.Blank. Just share us what you what to say.</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3"><text:soft-page-break/><text:span text:style-name="T7">Autumn is a tasty season in the whole year.</text:span></text:p>
      <text:p text:style-name="P13"><text:span text:style-name="T7"/></text:p>
      <text:p text:style-name="P13"><text:span text:style-name="T7">It’s sweet and joyful. Farmer have good harvest, people get achievement and personal improvement;</text:span></text:p>
      <text:p text:style-name="P13"><text:span text:style-name="T7">It’s sour, blue and sad. Many students bid a farewell to their family to study outside, ,many workers go away from home to make a living;</text:span></text:p>
      <text:p text:style-name="P13"><text:span text:style-name="T7">What’ more, it’s poetic there are many poems and songs praise this beautiful season.</text:span></text:p>
      <text:p text:style-name="P13"><text:span text:style-name="T7">It’s artistic, you can see colorful scenery and interesting view in everywhere.</text:span></text:p>
      <text:p text:style-name="P13"><text:span text:style-name="T7">It’s also harmonious, you can go out with your family and friends at the best season of the year.</text:span></text:p>
      <text:p text:style-name="P13"><text:span text:style-name="T7"/></text:p>
      <text:p text:style-name="P9"><text:span text:style-name="T9">Autumn is my favorite season in Beijing. I not only love the colorful view but also the fine weather. Beijing autumn usuall</text:span><text:span text:style-name="T10">y </text:span><text:span text:style-name="T7">lasts two months from mid September to November. The temperature in these months changes from around 22 degrees to 12 degrees from day to night. During the day time it is still warm, but in the morning and evening it will be cool. So remember to take a light coat with you while visit Beijing in autumn.</text:span></text:p>
      <text:h text:style-name="P16" text:outline-level="2"><text:span text:style-name="T7"/></text:h>
      <text:p text:style-name="P14"><text:span text:style-name="T7">You can have a date with Beijing at the best season.</text:span></text:p>
      <text:h text:style-name="P16" text:outline-level="2"><text:span text:style-name="T7">Take a Great Wall Hiking Tour</text:span></text:h>
      <text:p text:style-name="P14"><text:span text:style-name="T7">Visit the palace or temples </text:span></text:p>
      <text:p text:style-name="P14"><text:span text:style-name="T7">Have a Walk around the <text:s/>old Hutongs and alleys</text:span></text:p>
      <text:h text:style-name="P17" text:outline-level="2"><text:span text:style-name="T9">Appreciate </text:span><text:span text:style-name="T10">Fall foliage.</text:span></text:h>
      <text:p text:style-name="P14"><text:span text:style-name="T10">Have outdoor hiking tour at the suburb</text:span><text:span text:style-name="T7">.</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3"><text:s/></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9:20:31.481935448</meta:creation-date>
    <dc:date>2018-10-19T11:34:13.352786132</dc:date>
    <meta:editing-duration>PT2M41S</meta:editing-duration>
    <meta:editing-cycles>2</meta:editing-cycles>
    <meta:generator>LibreOffice/6.0.6.2$Linux_X86_64 LibreOffice_project/00$Build-2</meta:generator>
    <meta:print-date>2018-10-19T11:34:05.080087150</meta:print-date>
    <meta:document-statistic meta:table-count="0" meta:image-count="0" meta:object-count="0" meta:page-count="3" meta:paragraph-count="30" meta:word-count="404" meta:character-count="2152" meta:non-whitespace-character-count="1776"/>
  </office:meta>
</office:document-meta>
</file>